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986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7.945cm"/>
    </style:style>
    <style:style style:name="co22" style:family="table-column">
      <style:table-column-properties fo:break-before="auto" style:column-width="1.182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3.842cm"/>
    </style:style>
    <style:style style:name="co2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6.205cm"/>
    </style:style>
    <style:style style:name="co29" style:family="table-column">
      <style:table-column-properties fo:break-before="auto" style:column-width="3.577cm"/>
    </style:style>
    <style:style style:name="co30" style:family="table-column">
      <style:table-column-properties fo:break-before="auto" style:column-width="3.514cm"/>
    </style:style>
    <style:style style:name="co31" style:family="table-column">
      <style:table-column-properties fo:break-before="auto" style:column-width="2.103cm"/>
    </style:style>
    <style:style style:name="co32" style:family="table-column">
      <style:table-column-properties fo:break-before="auto" style:column-width="3.678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8.012cm"/>
    </style:style>
    <style:style style:name="co35" style:family="table-column">
      <style:table-column-properties fo:break-before="auto" style:column-width="5.419cm"/>
    </style:style>
    <style:style style:name="co36" style:family="table-column">
      <style:table-column-properties fo:break-before="auto" style:column-width="7.059cm"/>
    </style:style>
    <style:style style:name="co37" style:family="table-column">
      <style:table-column-properties fo:break-before="auto" style:column-width="8.668cm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ro18" style:family="table-row">
      <style:table-row-properties style:row-height="1.164cm" fo:break-before="auto" style:use-optimal-row-height="true"/>
    </style:style>
    <style:style style:name="ro19" style:family="table-row">
      <style:table-row-properties style:row-height="0.631cm" fo:break-before="auto" style:use-optimal-row-height="true"/>
    </style:style>
    <style:style style:name="ro20" style:family="table-row">
      <style:table-row-properties style:row-height="2.499cm" fo:break-before="auto" style:use-optimal-row-height="true"/>
    </style:style>
    <style:style style:name="ta2" style:family="table" style:master-page-name="PageStyle_5f_Шаблоны_20_соотвествие_20_профилю">
      <style:table-properties table:display="true" style:writing-mode="lr-tb"/>
    </style:style>
    <style:style style:name="ta3" style:family="table" style:master-page-name="PageStyle_5f_Автоматизированный_20_расчет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percentage-style style:name="N8011" number:language="ru" number:country="RU">
      <number:number number:decimal-places="2" number:min-integer-digits="1"/>
      <number:text>%</number:text>
    </number:percentage-style>
    <style:style style:name="ce37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fo:background-color="#fff2cc" style:diagonal-bl-tr="none" style:diagonal-tl-br="none" fo:border="0.035cm solid #000000" style:rotation-align="none"/>
    </style:style>
    <style:style style:name="ce22" style:family="table-cell" style:parent-style-name="Default">
      <style:table-cell-properties fo:background-color="#ffffcc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 style:data-style-name="N8001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6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Excel_20_Built-in_20_Percen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8002"/>
    <style:style style:name="ce31" style:family="table-cell" style:parent-style-name="Default">
      <style:table-cell-properties fo:background-color="#ccffcc" style:diagonal-bl-tr="none" style:diagonal-tl-br="none" fo:border="0.002cm solid #000000" style:rotation-align="none"/>
    </style:style>
    <style:style style:name="ce32" style:family="table-cell" style:parent-style-name="Default" style:data-style-name="N0"/>
    <style:style style:name="ce33" style:family="table-cell" style:parent-style-name="Default" style:data-style-name="N8001"/>
    <style:style style:name="ce34" style:family="table-cell" style:parent-style-name="Default">
      <style:table-cell-properties fo:background-color="#ccffcc" fo:border="0.002cm solid #000000"/>
    </style:style>
    <style:style style:name="ce35" style:family="table-cell" style:parent-style-name="Поле_20_сводной_20_таблицы">
      <style:table-cell-properties fo:border-bottom="0.035cm solid #000000" fo:border-left="0.071cm solid #000000" fo:border-right="0.035cm solid #000000" fo:border-top="0.071cm solid #000000"/>
    </style:style>
    <style:style style:name="ce36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52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53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54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Угол_20_сводной_20_таблицы">
      <style:table-cell-properties fo:border-bottom="0.035cm solid #000000" fo:border-left="0.035cm solid #000000" fo:border-right="0.071cm solid #000000" fo:border-top="0.071cm solid #000000"/>
    </style:style>
    <style:style style:name="ce56" style:family="table-cell" style:parent-style-name="Значение_20_сводной_20_таблицы">
      <style:table-cell-properties fo:border-bottom="none" fo:border-left="0.035cm solid #000000" fo:border-right="0.071cm solid #000000" fo:border-top="0.035cm solid #000000"/>
    </style:style>
    <style:style style:name="ce57" style:family="table-cell" style:parent-style-name="Значение_20_сводной_20_таблицы" style:data-style-name="N1">
      <style:table-cell-properties fo:border-bottom="none" fo:border-left="0.035cm solid #000000" fo:border-right="0.071cm solid #000000" fo:border-top="none"/>
    </style:style>
    <style:style style:name="ce58" style:family="table-cell" style:parent-style-name="Значение_20_сводной_20_таблицы">
      <style:table-cell-properties fo:border-bottom="0.035cm solid #000000" fo:border-left="0.035cm solid #000000" fo:border-right="0.071cm solid #000000" fo:border-top="none"/>
    </style:style>
    <style:style style:name="ce59" style:family="table-cell" style:parent-style-name="Результат_20_сводной_20_таблицы" style:data-style-name="N1">
      <style:table-cell-properties fo:border-bottom="0.071cm solid #000000" fo:border-left="0.035cm solid #000000" fo:border-right="0.071cm solid #000000" fo:border-top="0.035cm solid #000000"/>
    </style:style>
    <style:style style:name="ce60" style:family="table-cell" style:parent-style-name="Default" style:data-style-name="N8000"/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fo:background-color="#ffc000" style:diagonal-bl-tr="none" style:diagonal-tl-br="none" fo:border="0.035cm solid #000000" style:rotation-align="none"/>
    </style:style>
    <style:style style:name="ce64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65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66" style:family="table-cell" style:parent-style-name="Default" style:data-style-name="N108"/>
    <style:style style:name="ce67" style:family="table-cell" style:parent-style-name="Default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8001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80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8010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5.1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втоматизированный расчет" table:style-name="ta3" table:print="false">
        <office:forms form:automatic-focus="false" form:apply-design-mode="false"/>
        <table:table-column table:style-name="co27" table:default-cell-style-name="ce16"/>
        <table:table-column table:style-name="co28" table:default-cell-style-name="ce21"/>
        <table:table-column table:style-name="co29" table:default-cell-style-name="Default"/>
        <table:table-column table:style-name="co30" table:default-cell-style-name="ce27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33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number-columns-repeated="5" table:default-cell-style-name="Default"/>
        <table:table-column table:style-name="co37" table:default-cell-style-name="Default"/>
        <table:table-column table:style-name="co31" table:number-columns-repeated="1005" table:default-cell-style-name="Default"/>
        <table:table-row table:style-name="ro1">
          <table:table-cell table:style-name="Default" office:value-type="string">
            <text:p>Script name</text:p>
          </table:table-cell>
          <table:table-cell table:style-name="Default" office:value-type="string">
            <text:p>transaction rq</text:p>
          </table:table-cell>
          <table:table-cell office:value-type="string">
            <text:p>count</text:p>
          </table:table-cell>
          <table:table-cell table:style-name="Default" office:value-type="string">
            <text:p>VU</text:p>
          </table:table-cell>
          <table:table-cell office:value-type="string">
            <text:p>pacing</text:p>
          </table:table-cell>
          <table:table-cell office:value-type="string">
            <text:p>одним пользователем в минуту</text:p>
          </table:table-cell>
          <table:table-cell office:value-type="string">
            <text:p>Длительность ступени</text:p>
          </table:table-cell>
          <table:table-cell table:style-name="Default" office:value-type="string">
            <text:p>Итого</text:p>
          </table:table-cell>
          <table:table-cell table:style-name="ce35" office:value-type="string">
            <text:p>transaction rq</text:p>
          </table:table-cell>
          <table:table-cell table:style-name="ce55"/>
          <table:table-cell table:number-columns-repeated="2"/>
          <table:table-cell office:value-type="string">
            <text:p>Операция (бизнес процесс)</text:p>
          </table:table-cell>
          <table:table-cell office:value-type="string">
            <text:p>Duration</text:p>
          </table:table-cell>
          <table:table-cell office:value-type="string">
            <text:p>Think_time</text:p>
          </table:table-cell>
          <table:table-cell office:value-type="string">
            <text:p>Duration + Thin_time</text:p>
          </table:table-cell>
          <table:table-cell office:value-type="string">
            <text:p>Pacing</text:p>
          </table:table-cell>
          <table:table-cell office:value-type="string">
            <text:p>VU</text:p>
          </table:table-cell>
          <table:table-cell office:value-type="string">
            <text:p>Количетсво запросов одним пользователем в минуту</text:p>
          </table:table-cell>
          <table:table-cell table:style-name="ce67" office:value-type="string">
            <text:p>Длительность ступени в минутах</text:p>
          </table:table-cell>
          <table:table-cell table:style-name="ce67" office:value-type="string">
            <text:p>Интенсивность операций</text:p>
          </table:table-cell>
          <table:table-cell table:style-name="ce69" office:value-type="string">
            <text:p>% Распределения пользователей</text:p>
          </table:table-cell>
          <table:table-cell/>
          <table:table-cell office:value-type="string">
            <text:p>Всего пользователей на ступени</text:p>
          </table:table-cell>
          <table:table-cell table:number-columns-repeated="1000"/>
        </table:table-row>
        <table:table-row table:style-name="ro1">
          <table:table-cell office:value-type="string">
            <text:p>1_Login</text:p>
          </table:table-cell>
          <table:table-cell office:value-type="string">
            <text:p>Main_page</text:p>
          </table:table-cell>
          <table:table-cell office:value-type="float" office:value="1">
            <text:p>1</text:p>
          </table:table-cell>
          <table:table-cell table:formula="of:=VLOOKUP([.A2];[.$M$1:.$W$12];6;0)" office:value-type="float" office:value="3">
            <text:p>3</text:p>
          </table:table-cell>
          <table:table-cell table:formula="of:=VLOOKUP([.A2];[.$M$1:.$W$12];5;0)" office:value-type="float" office:value="180">
            <text:p>180</text:p>
          </table:table-cell>
          <table:table-cell table:style-name="ce30" table:formula="of:=60/[.E2]*[.C2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2]*[.F2]*[.G2]" office:value-type="float" office:value="20">
            <text:p>20</text:p>
          </table:table-cell>
          <table:table-cell table:style-name="ce36" office:value-type="string">
            <text:p>(пусто)</text:p>
          </table:table-cell>
          <table:table-cell table:style-name="ce56"/>
          <table:table-cell table:style-name="ce60"/>
          <table:table-cell/>
          <table:table-cell office:value-type="string">
            <text:p>1_Login</text:p>
          </table:table-cell>
          <table:table-cell table:style-name="ce63" office:value-type="float" office:value="0.283">
            <office:annotation draw:style-name="gr1" draw:text-style-name="P1" svg:width="3.126cm" svg:height="4.461cm" svg:x="59.192cm" svg:y="0.17cm" draw:caption-point-x="-0.482cm" draw:caption-point-y="0.333cm">
              <dc:date>2021-09-10T00:00:00</dc:date>
              <text:p text:style-name="P1"><text:span text:style-name="T1">Microsoft Office User:</text:span></text:p>
              <text:p text:style-name="P1"><text:span text:style-name="T2">Duration - заполняется на основе данных после выполнения итерации соотвествующего скрипта в Vugen'е</text:span></text:p>
            </office:annotation>
            <text:p>0,283</text:p>
          </table:table-cell>
          <table:table-cell table:style-name="ce63" office:value-type="float" office:value="10">
            <office:annotation draw:style-name="gr1" draw:text-style-name="P1" svg:width="3.127cm" svg:height="4.461cm" svg:x="61.286cm" svg:y="0.17cm" draw:caption-point-x="-0.482cm" draw:caption-point-y="0.333cm">
              <dc:date>2021-09-10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10</text:p>
          </table:table-cell>
          <table:table-cell table:style-name="ce64" table:formula="of:=[.N2]+[.O2]" office:value-type="float" office:value="10.283">
            <office:annotation draw:style-name="gr1" draw:text-style-name="P1" svg:width="3.127cm" svg:height="4.461cm" svg:x="63.381cm" svg:y="0.17cm" draw:caption-point-x="-0.482cm" draw:caption-point-y="0.333cm">
              <dc:date>2021-09-10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10,283</text:p>
          </table:table-cell>
          <table:table-cell table:style-name="ce65" office:value-type="float" office:value="180">
            <office:annotation draw:style-name="gr2" draw:text-style-name="P1" svg:width="5.269cm" svg:height="4.463cm" svg:x="65.476cm" svg:y="0.17cm" draw:caption-point-x="-0.482cm" draw:caption-point-y="0.333cm">
              <dc:date>2021-09-10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Q). Изначально считается как Duration + think time * 2 (коэф запаса времени), далее подгоняется вручную</text:span></text:p>
            </office:annotation>
            <text:p>180</text:p>
          </table:table-cell>
          <table:table-cell table:style-name="ce65" office:value-type="float" office:value="3">
            <office:annotation draw:style-name="gr3" draw:text-style-name="P1" svg:width="3.652cm" svg:height="5.313cm" svg:x="67.57cm" svg:y="0.17cm" draw:caption-point-x="-0.482cm" draw:caption-point-y="0.333cm">
              <dc:date>2021-09-10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3</text:p>
          </table:table-cell>
          <table:table-cell table:style-name="ce66" table:formula="of:=60/([.Q2])" office:value-type="float" office:value="0.333333333333333">
            <text:p>0,3333</text:p>
          </table:table-cell>
          <table:table-cell table:style-name="ce67" office:value-type="float" office:value="20">
            <text:p>20</text:p>
          </table:table-cell>
          <table:table-cell table:style-name="ce68" table:formula="of:=ROUND([.R2]*[.S2]*[.T2];0)" office:value-type="float" office:value="20">
            <text:p>20</text:p>
          </table:table-cell>
          <table:table-cell table:style-name="ce70" table:formula="of:=[.R2]/[.W$2]" office:value-type="percentage" office:value="0.3">
            <text:p>30%</text:p>
          </table:table-cell>
          <table:table-cell table:formula="of:=SUM([.R2:.R9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string">
            <text:p>1_Login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3];[.$M$1:.$W$12];6;0)" office:value-type="float" office:value="3">
            <text:p>3</text:p>
          </table:table-cell>
          <table:table-cell table:formula="of:=VLOOKUP([.A3];[.$M$1:.$W$12];5;0)" office:value-type="float" office:value="180">
            <text:p>180</text:p>
          </table:table-cell>
          <table:table-cell table:style-name="ce30" table:formula="of:=60/[.E3]*[.C3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3]*[.F3]*[.G3]" office:value-type="float" office:value="20">
            <text:p>20</text:p>
          </table:table-cell>
          <table:table-cell table:style-name="ce52" office:value-type="string">
            <text:p>ChooseTicketForDelete</text:p>
          </table:table-cell>
          <table:table-cell table:style-name="ce57" office:value-type="float" office:value="25">
            <text:p>25</text:p>
          </table:table-cell>
          <table:table-cell table:style-name="ce60"/>
          <table:table-cell/>
          <table:table-cell office:value-type="string">
            <text:p>2_Looking_For_Ticket</text:p>
          </table:table-cell>
          <table:table-cell table:style-name="ce63" office:value-type="float" office:value="0.669">
            <text:p>0,669</text:p>
          </table:table-cell>
          <table:table-cell table:style-name="ce63" office:value-type="float" office:value="12">
            <text:p>12</text:p>
          </table:table-cell>
          <table:table-cell table:style-name="ce64" table:formula="of:=[.N3]+[.O3]" office:value-type="float" office:value="12.669">
            <text:p>12,669</text:p>
          </table:table-cell>
          <table:table-cell table:style-name="ce65" office:value-type="float" office:value="75">
            <text:p>75</text:p>
          </table:table-cell>
          <table:table-cell table:style-name="ce65" office:value-type="float" office:value="2">
            <text:p>2</text:p>
          </table:table-cell>
          <table:table-cell table:style-name="ce66" table:formula="of:=60/([.Q2])" office:value-type="float" office:value="0.333333333333333">
            <text:p>0,3333</text:p>
          </table:table-cell>
          <table:table-cell table:style-name="ce67"/>
          <table:table-cell table:style-name="ce68"/>
          <table:table-cell table:style-name="ce70"/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4];[.$M$1:.$W$12];6;0)" office:value-type="float" office:value="3">
            <text:p>3</text:p>
          </table:table-cell>
          <table:table-cell table:formula="of:=VLOOKUP([.A4];[.$M$1:.$W$12];5;0)" office:value-type="float" office:value="180">
            <text:p>180</text:p>
          </table:table-cell>
          <table:table-cell table:style-name="ce30" table:formula="of:=60/[.E4]*[.C4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4]*[.F4]*[.G4]" office:value-type="float" office:value="0">
            <text:p>0</text:p>
          </table:table-cell>
          <table:table-cell table:style-name="ce52" office:value-type="string">
            <text:p>Itinerary</text:p>
          </table:table-cell>
          <table:table-cell table:style-name="ce57" office:value-type="float" office:value="89">
            <text:p>89</text:p>
          </table:table-cell>
          <table:table-cell table:style-name="ce60"/>
          <table:table-cell/>
          <table:table-cell office:value-type="string">
            <text:p>3_Buying_ticket</text:p>
          </table:table-cell>
          <table:table-cell table:style-name="ce63" office:value-type="float" office:value="0.669">
            <text:p>0,669</text:p>
          </table:table-cell>
          <table:table-cell table:style-name="ce63" office:value-type="float" office:value="20">
            <text:p>20</text:p>
          </table:table-cell>
          <table:table-cell table:style-name="ce64" table:formula="of:=[.N4]+[.O4]" office:value-type="float" office:value="20.669">
            <text:p>20,669</text:p>
          </table:table-cell>
          <table:table-cell table:style-name="ce65" office:value-type="float" office:value="40">
            <text:p>40</text:p>
          </table:table-cell>
          <table:table-cell table:style-name="ce65" office:value-type="float" office:value="2">
            <text:p>2</text:p>
          </table:table-cell>
          <table:table-cell table:style-name="ce66" table:formula="of:=60/([.Q3])" office:value-type="float" office:value="0.8">
            <text:p>0,8000</text:p>
          </table:table-cell>
          <table:table-cell table:style-name="ce67" office:value-type="float" office:value="20">
            <text:p>20</text:p>
          </table:table-cell>
          <table:table-cell table:style-name="ce68" table:formula="of:=ROUND([.R3]*[.S4]*[.T4];0)" office:value-type="float" office:value="32">
            <text:p>32</text:p>
          </table:table-cell>
          <table:table-cell table:style-name="ce70" table:formula="of:=[.R3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sign_off</text:p>
          </table:table-cell>
          <table:table-cell office:value-type="float" office:value="1">
            <text:p>1</text:p>
          </table:table-cell>
          <table:table-cell table:formula="of:=VLOOKUP([.A5];[.$M$1:.$W$12];6;0)" office:value-type="float" office:value="3">
            <text:p>3</text:p>
          </table:table-cell>
          <table:table-cell table:formula="of:=VLOOKUP([.A5];[.$M$1:.$W$12];5;0)" office:value-type="float" office:value="180">
            <text:p>180</text:p>
          </table:table-cell>
          <table:table-cell table:style-name="ce30" table:formula="of:=60/[.E5]*[.C5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5]*[.F5]*[.G5]" office:value-type="float" office:value="20">
            <text:p>20</text:p>
          </table:table-cell>
          <table:table-cell table:style-name="ce52" office:value-type="float" office:value="173.3333333333">
            <text:p>173,3333333333</text:p>
          </table:table-cell>
          <table:table-cell table:style-name="ce57" office:value-type="float" office:value="253">
            <text:p>253</text:p>
          </table:table-cell>
          <table:table-cell table:style-name="ce60"/>
          <table:table-cell/>
          <table:table-cell office:value-type="string">
            <text:p>4_Delete_Ticket</text:p>
          </table:table-cell>
          <table:table-cell table:style-name="ce63" office:value-type="float" office:value="0.573">
            <text:p>0,573</text:p>
          </table:table-cell>
          <table:table-cell table:style-name="ce63" office:value-type="float" office:value="20">
            <text:p>20</text:p>
          </table:table-cell>
          <table:table-cell table:style-name="ce64" table:formula="of:=[.N5]+[.O5]" office:value-type="float" office:value="20.573">
            <text:p>20,573</text:p>
          </table:table-cell>
          <table:table-cell table:style-name="ce65" office:value-type="float" office:value="48">
            <text:p>48</text:p>
          </table:table-cell>
          <table:table-cell table:style-name="ce65" office:value-type="float" office:value="1">
            <text:p>1</text:p>
          </table:table-cell>
          <table:table-cell table:style-name="ce66" table:formula="of:=60/([.Q4])" office:value-type="float" office:value="1.5">
            <text:p>1,5000</text:p>
          </table:table-cell>
          <table:table-cell table:style-name="ce67" office:value-type="float" office:value="20">
            <text:p>20</text:p>
          </table:table-cell>
          <table:table-cell table:style-name="ce68" table:formula="of:=ROUND([.R4]*[.S5]*[.T5];0)" office:value-type="float" office:value="60">
            <text:p>60</text:p>
          </table:table-cell>
          <table:table-cell table:style-name="ce70" table:formula="of:=[.R4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Main_page</text:p>
          </table:table-cell>
          <table:table-cell office:value-type="float" office:value="1">
            <text:p>1</text:p>
          </table:table-cell>
          <table:table-cell table:formula="of:=VLOOKUP([.A6];[.$M$1:.$W$12];6;0)" office:value-type="float" office:value="2">
            <text:p>2</text:p>
          </table:table-cell>
          <table:table-cell table:formula="of:=VLOOKUP([.A6];[.$M$1:.$W$12];5;0)" office:value-type="float" office:value="75">
            <text:p>75</text:p>
          </table:table-cell>
          <table:table-cell table:style-name="ce30" table:formula="of:=60/[.E6]*[.C6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6]*[.F6]*[.G6]" office:value-type="float" office:value="32">
            <text:p>32</text:p>
          </table:table-cell>
          <table:table-cell table:style-name="ce52" office:value-type="string">
            <text:p>choose_ticket</text:p>
          </table:table-cell>
          <table:table-cell table:style-name="ce57" office:value-type="float" office:value="92">
            <text:p>92</text:p>
          </table:table-cell>
          <table:table-cell table:style-name="ce60"/>
          <table:table-cell/>
          <table:table-cell office:value-type="string">
            <text:p>5_Sign_Up</text:p>
          </table:table-cell>
          <table:table-cell table:style-name="ce63" office:value-type="float" office:value="0.509">
            <text:p>0,509</text:p>
          </table:table-cell>
          <table:table-cell table:style-name="ce63" office:value-type="float" office:value="15">
            <text:p>15</text:p>
          </table:table-cell>
          <table:table-cell table:style-name="ce64" office:value-type="float" office:value="15.5">
            <text:p>15,5</text:p>
          </table:table-cell>
          <table:table-cell table:style-name="ce65" office:value-type="float" office:value="74.5">
            <text:p>74,5</text:p>
          </table:table-cell>
          <table:table-cell table:style-name="ce65" office:value-type="float" office:value="2">
            <text:p>2</text:p>
          </table:table-cell>
          <table:table-cell table:style-name="ce66" table:formula="of:=60/([.Q5])" office:value-type="float" office:value="1.25">
            <text:p>1,2500</text:p>
          </table:table-cell>
          <table:table-cell table:style-name="ce67" office:value-type="float" office:value="20">
            <text:p>20</text:p>
          </table:table-cell>
          <table:table-cell table:style-name="ce68" table:formula="of:=ROUND([.R5]*[.S6]*[.T6];0)" office:value-type="float" office:value="25">
            <text:p>25</text:p>
          </table:table-cell>
          <table:table-cell table:style-name="ce70" table:formula="of:=[.R5]/[.W$2]" office:value-type="percentage" office:value="0.1">
            <text:p>1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7];[.$M$1:.$W$12];6;0)" office:value-type="float" office:value="2">
            <text:p>2</text:p>
          </table:table-cell>
          <table:table-cell table:formula="of:=VLOOKUP([.A7];[.$M$1:.$W$12];5;0)" office:value-type="float" office:value="75">
            <text:p>75</text:p>
          </table:table-cell>
          <table:table-cell table:style-name="ce30" table:formula="of:=60/[.E7]*[.C7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7]*[.F7]*[.G7]" office:value-type="float" office:value="32">
            <text:p>32</text:p>
          </table:table-cell>
          <table:table-cell table:style-name="ce52" office:value-type="string">
            <text:p>continue_button</text:p>
          </table:table-cell>
          <table:table-cell table:style-name="ce57" office:value-type="float" office:value="32.2147651006711">
            <text:p>32</text:p>
          </table:table-cell>
          <table:table-cell table:style-name="ce60"/>
          <table:table-cell table:number-columns-repeated="2"/>
          <table:table-cell table:style-name="ce63" table:number-columns-repeated="2"/>
          <table:table-cell table:style-name="ce64"/>
          <table:table-cell table:style-name="ce65" table:number-columns-repeated="2"/>
          <table:table-cell table:style-name="ce66" table:formula="of:=60/([.Q6])" office:value-type="float" office:value="0.805369127516778">
            <text:p>0,8054</text:p>
          </table:table-cell>
          <table:table-cell table:style-name="ce67" office:value-type="float" office:value="20">
            <text:p>20</text:p>
          </table:table-cell>
          <table:table-cell table:style-name="ce68" table:formula="of:=ROUND([.R6]*[.S7]*[.T7];0)" office:value-type="float" office:value="32">
            <text:p>32</text:p>
          </table:table-cell>
          <table:table-cell table:style-name="ce70" table:formula="of:=[.R6]/[.W$2]" office:value-type="percentage" office:value="0.2">
            <text:p>20%</text:p>
          </table:table-cell>
          <table:table-cell table:number-columns-repeated="1002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8];[.$M$1:.$W$12];6;0)" office:value-type="float" office:value="2">
            <text:p>2</text:p>
          </table:table-cell>
          <table:table-cell table:formula="of:=VLOOKUP([.A8];[.$M$1:.$W$12];5;0)" office:value-type="float" office:value="75">
            <text:p>75</text:p>
          </table:table-cell>
          <table:table-cell table:style-name="ce30" table:formula="of:=60/[.E8]*[.C8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8]*[.F8]*[.G8]" office:value-type="float" office:value="32">
            <text:p>32</text:p>
          </table:table-cell>
          <table:table-cell table:style-name="ce52" office:value-type="string">
            <text:p>filling_form</text:p>
          </table:table-cell>
          <table:table-cell table:style-name="ce57" office:value-type="float" office:value="32.2147651006711">
            <text:p>32</text:p>
          </table:table-cell>
          <table:table-cell table:style-name="ce60"/>
          <table:table-cell table:number-columns-repeated="1013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find_flight</text:p>
          </table:table-cell>
          <table:table-cell office:value-type="float" office:value="1">
            <text:p>1</text:p>
          </table:table-cell>
          <table:table-cell table:formula="of:=VLOOKUP([.A9];[.$M$1:.$W$12];6;0)" office:value-type="float" office:value="2">
            <text:p>2</text:p>
          </table:table-cell>
          <table:table-cell table:formula="of:=VLOOKUP([.A9];[.$M$1:.$W$12];5;0)" office:value-type="float" office:value="75">
            <text:p>75</text:p>
          </table:table-cell>
          <table:table-cell table:style-name="ce30" table:formula="of:=60/[.E9]*[.C9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9]*[.F9]*[.G9]" office:value-type="float" office:value="32">
            <text:p>32</text:p>
          </table:table-cell>
          <table:table-cell table:style-name="ce52" office:value-type="string">
            <text:p>find_flight</text:p>
          </table:table-cell>
          <table:table-cell table:style-name="ce57" office:value-type="float" office:value="92">
            <text:p>92</text:p>
          </table:table-cell>
          <table:table-cell table:style-name="ce60"/>
          <table:table-cell table:number-columns-repeated="1013"/>
        </table:table-row>
        <table:table-row table:style-name="ro15">
          <table:table-cell office:value-type="string">
            <text:p>2_Looking_For_Ticket</text:p>
          </table:table-cell>
          <table:table-cell office:value-type="string">
            <text:p>choose_ticket</text:p>
          </table:table-cell>
          <table:table-cell office:value-type="float" office:value="1">
            <text:p>1</text:p>
          </table:table-cell>
          <table:table-cell table:formula="of:=VLOOKUP([.A10];[.$M$1:.$W$12];6;0)" office:value-type="float" office:value="2">
            <text:p>2</text:p>
          </table:table-cell>
          <table:table-cell table:formula="of:=VLOOKUP([.A10];[.$M$1:.$W$12];5;0)" office:value-type="float" office:value="75">
            <text:p>75</text:p>
          </table:table-cell>
          <table:table-cell table:style-name="ce30" table:formula="of:=60/[.E10]*[.C10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0]*[.F10]*[.G10]" office:value-type="float" office:value="32">
            <text:p>32</text:p>
          </table:table-cell>
          <table:table-cell table:style-name="ce52" office:value-type="string">
            <text:p>flights</text:p>
          </table:table-cell>
          <table:table-cell table:style-name="ce57" office:value-type="float" office:value="92">
            <text:p>92</text:p>
          </table:table-cell>
          <table:table-cell table:style-name="ce60"/>
          <table:table-cell table:number-columns-repeated="8"/>
          <table:table-cell table:style-name="ce67"/>
          <table:table-cell table:style-name="ce68"/>
          <table:table-cell table:style-name="ce71"/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sign_off</text:p>
          </table:table-cell>
          <table:table-cell office:value-type="float" office:value="1">
            <text:p>1</text:p>
          </table:table-cell>
          <table:table-cell table:formula="of:=VLOOKUP([.A11];[.$M$1:.$W$12];6;0)" office:value-type="float" office:value="2">
            <text:p>2</text:p>
          </table:table-cell>
          <table:table-cell table:formula="of:=VLOOKUP([.A11];[.$M$1:.$W$12];5;0)" office:value-type="float" office:value="75">
            <text:p>75</text:p>
          </table:table-cell>
          <table:table-cell table:style-name="ce30" table:formula="of:=60/[.E11]*[.C11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1]*[.F11]*[.G11]" office:value-type="float" office:value="32">
            <text:p>32</text:p>
          </table:table-cell>
          <table:table-cell table:style-name="ce52" office:value-type="string">
            <text:p>login</text:p>
          </table:table-cell>
          <table:table-cell table:style-name="ce57" office:value-type="float" office:value="137">
            <text:p>137</text:p>
          </table:table-cell>
          <table:table-cell table:style-name="ce60"/>
          <table:table-cell table:number-columns-repeated="8"/>
          <table:table-cell table:style-name="ce67"/>
          <table:table-cell table:style-name="ce68"/>
          <table:table-cell table:style-name="ce71"/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Itinerary</text:p>
          </table:table-cell>
          <table:table-cell office:value-type="float" office:value="2">
            <text:p>2</text:p>
          </table:table-cell>
          <table:table-cell table:formula="of:=VLOOKUP([.A12];[.$M$1:.$W$12];6;0)" office:value-type="float" office:value="2">
            <text:p>2</text:p>
          </table:table-cell>
          <table:table-cell table:formula="of:=VLOOKUP([.A12];[.$M$1:.$W$12];5;0)" office:value-type="float" office:value="75">
            <text:p>75</text:p>
          </table:table-cell>
          <table:table-cell table:style-name="ce30" table:formula="of:=60/[.E12]*[.C12]" office:value-type="float" office:value="1.6">
            <text:p>1,60</text:p>
          </table:table-cell>
          <table:table-cell table:formula="of:=[.E$32]" office:value-type="float" office:value="20">
            <text:p>20</text:p>
          </table:table-cell>
          <table:table-cell table:formula="of:=[.D12]*[.F12]*[.G12]" office:value-type="float" office:value="64">
            <text:p>64</text:p>
          </table:table-cell>
          <table:table-cell table:style-name="ce52" office:value-type="string">
            <text:p>Main_page</text:p>
          </table:table-cell>
          <table:table-cell table:style-name="ce57" office:value-type="float" office:value="169.214765100671">
            <text:p>169</text:p>
          </table:table-cell>
          <table:table-cell table:style-name="ce60"/>
          <table:table-cell table:number-columns-repeated="1013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Main_page</text:p>
          </table:table-cell>
          <table:table-cell office:value-type="float" office:value="1">
            <text:p>1</text:p>
          </table:table-cell>
          <table:table-cell table:formula="of:=VLOOKUP([.A13];[.$M$1:.$W$12];6;0)" office:value-type="float" office:value="2">
            <text:p>2</text:p>
          </table:table-cell>
          <table:table-cell table:formula="of:=VLOOKUP([.A13];[.$M$1:.$W$12];5;0)" office:value-type="float" office:value="40">
            <text:p>40</text:p>
          </table:table-cell>
          <table:table-cell table:style-name="ce30" table:formula="of:=60/[.E13]*[.C13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3]*[.F13]*[.G13]" office:value-type="float" office:value="60">
            <text:p>60</text:p>
          </table:table-cell>
          <table:table-cell table:style-name="ce52" office:value-type="string">
            <text:p>payment_details</text:p>
          </table:table-cell>
          <table:table-cell table:style-name="ce57" office:value-type="float" office:value="60">
            <text:p>60</text:p>
          </table:table-cell>
          <table:table-cell table:style-name="ce60"/>
          <table:table-cell table:number-columns-repeated="6"/>
          <table:table-cell table:formula="of:=SUM([.R2:.R8])" office:value-type="float" office:value="10">
            <text:p>10</text:p>
          </table:table-cell>
          <table:table-cell table:number-columns-repeated="100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14];[.$M$1:.$W$12];6;0)" office:value-type="float" office:value="2">
            <text:p>2</text:p>
          </table:table-cell>
          <table:table-cell table:formula="of:=VLOOKUP([.A14];[.$M$1:.$W$12];5;0)" office:value-type="float" office:value="40">
            <text:p>40</text:p>
          </table:table-cell>
          <table:table-cell table:style-name="ce30" table:formula="of:=60/[.E14]*[.C14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4]*[.F14]*[.G14]" office:value-type="float" office:value="60">
            <text:p>60</text:p>
          </table:table-cell>
          <table:table-cell table:style-name="ce52" office:value-type="string">
            <text:p>sign_off</text:p>
          </table:table-cell>
          <table:table-cell table:style-name="ce57" office:value-type="float" office:value="109.214765100671">
            <text:p>109</text:p>
          </table:table-cell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15];[.$M$1:.$W$12];6;0)" office:value-type="float" office:value="2">
            <text:p>2</text:p>
          </table:table-cell>
          <table:table-cell table:formula="of:=VLOOKUP([.A15];[.$M$1:.$W$12];5;0)" office:value-type="float" office:value="40">
            <text:p>40</text:p>
          </table:table-cell>
          <table:table-cell table:style-name="ce30" table:formula="of:=60/[.E15]*[.C15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5]*[.F15]*[.G15]" office:value-type="float" office:value="60">
            <text:p>60</text:p>
          </table:table-cell>
          <table:table-cell table:style-name="ce52" office:value-type="string">
            <text:p>Интенсивность по статистике запросов / 20 мин.</text:p>
          </table:table-cell>
          <table:table-cell table:style-name="ce58"/>
          <table:table-cell table:number-columns-repeated="1014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find_flight</text:p>
          </table:table-cell>
          <table:table-cell office:value-type="float" office:value="1">
            <text:p>1</text:p>
          </table:table-cell>
          <table:table-cell table:formula="of:=VLOOKUP([.A16];[.$M$1:.$W$12];6;0)" office:value-type="float" office:value="2">
            <text:p>2</text:p>
          </table:table-cell>
          <table:table-cell table:formula="of:=VLOOKUP([.A16];[.$M$1:.$W$12];5;0)" office:value-type="float" office:value="40">
            <text:p>40</text:p>
          </table:table-cell>
          <table:table-cell table:style-name="ce30" table:formula="of:=60/[.E16]*[.C16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6]*[.F16]*[.G16]" office:value-type="float" office:value="60">
            <text:p>60</text:p>
          </table:table-cell>
          <table:table-cell table:style-name="ce53" office:value-type="string">
            <text:p>Итог Результат</text:p>
          </table:table-cell>
          <table:table-cell table:style-name="ce59" office:value-type="float" office:value="1182.85906040268">
            <text:p>1183</text:p>
          </table:table-cell>
          <table:table-cell table:number-columns-repeated="1014"/>
        </table:table-row>
        <table:table-row table:style-name="ro15">
          <table:table-cell office:value-type="string">
            <text:p>3_Buying_ticket</text:p>
          </table:table-cell>
          <table:table-cell office:value-type="string">
            <text:p>choose_ticket</text:p>
          </table:table-cell>
          <table:table-cell office:value-type="float" office:value="1">
            <text:p>1</text:p>
          </table:table-cell>
          <table:table-cell table:formula="of:=VLOOKUP([.A17];[.$M$1:.$W$12];6;0)" office:value-type="float" office:value="2">
            <text:p>2</text:p>
          </table:table-cell>
          <table:table-cell table:formula="of:=VLOOKUP([.A17];[.$M$1:.$W$12];5;0)" office:value-type="float" office:value="40">
            <text:p>40</text:p>
          </table:table-cell>
          <table:table-cell table:style-name="ce30" table:formula="of:=60/[.E17]*[.C17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7]*[.F17]*[.G17]" office:value-type="float" office:value="60">
            <text:p>6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18];[.$M$1:.$W$12];6;0)" office:value-type="float" office:value="2">
            <text:p>2</text:p>
          </table:table-cell>
          <table:table-cell table:formula="of:=VLOOKUP([.A18];[.$M$1:.$W$12];5;0)" office:value-type="float" office:value="40">
            <text:p>40</text:p>
          </table:table-cell>
          <table:table-cell table:style-name="ce30" table:formula="of:=60/[.E18]*[.C18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18]*[.F18]*[.G18]" office:value-type="float" office:value="0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payment_details</text:p>
          </table:table-cell>
          <table:table-cell office:value-type="float" office:value="1">
            <text:p>1</text:p>
          </table:table-cell>
          <table:table-cell table:formula="of:=VLOOKUP([.A19];[.$M$1:.$W$12];6;0)" office:value-type="float" office:value="2">
            <text:p>2</text:p>
          </table:table-cell>
          <table:table-cell table:formula="of:=VLOOKUP([.A19];[.$M$1:.$W$12];5;0)" office:value-type="float" office:value="40">
            <text:p>40</text:p>
          </table:table-cell>
          <table:table-cell table:style-name="ce30" table:formula="of:=60/[.E19]*[.C19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9]*[.F19]*[.G19]" office:value-type="float" office:value="60">
            <text:p>60</text:p>
          </table:table-cell>
          <table:table-cell table:number-columns-repeated="1016"/>
        </table:table-row>
        <table:table-row table:style-name="ro9">
          <table:table-cell office:value-type="string">
            <text:p>3_Buying_ticket</text:p>
          </table:table-cell>
          <table:table-cell office:value-type="string">
            <text:p>sign_off</text:p>
          </table:table-cell>
          <table:table-cell office:value-type="float" office:value="0">
            <text:p>0</text:p>
          </table:table-cell>
          <table:table-cell table:formula="of:=VLOOKUP([.A20];[.$M$1:.$W$12];6;0)" office:value-type="float" office:value="2">
            <text:p>2</text:p>
          </table:table-cell>
          <table:table-cell table:formula="of:=VLOOKUP([.A20];[.$M$1:.$W$12];5;0)" office:value-type="float" office:value="40">
            <text:p>40</text:p>
          </table:table-cell>
          <table:table-cell table:style-name="ce30" table:formula="of:=60/[.E20]*[.C20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20]*[.F20]*[.G20]" office:value-type="float" office:value="0">
            <text:p>0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table:style-name="ce22" office:value-type="string">
            <text:p>Main_page</text:p>
          </table:table-cell>
          <table:table-cell office:value-type="float" office:value="1">
            <text:p>1</text:p>
          </table:table-cell>
          <table:table-cell table:formula="of:=VLOOKUP([.A21];[.$M$1:.$W$12];6;0)" office:value-type="float" office:value="1">
            <text:p>1</text:p>
          </table:table-cell>
          <table:table-cell table:formula="of:=VLOOKUP([.A21];[.$M$1:.$W$12];5;0)" office:value-type="float" office:value="48">
            <text:p>48</text:p>
          </table:table-cell>
          <table:table-cell table:style-name="ce30" table:formula="of:=60/[.E21]*[.C21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1]*[.F21]*[.G21]" office:value-type="float" office:value="25">
            <text:p>2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22];[.$M$1:.$W$12];6;0)" office:value-type="float" office:value="1">
            <text:p>1</text:p>
          </table:table-cell>
          <table:table-cell table:formula="of:=VLOOKUP([.A22];[.$M$1:.$W$12];5;0)" office:value-type="float" office:value="48">
            <text:p>48</text:p>
          </table:table-cell>
          <table:table-cell table:style-name="ce30" table:formula="of:=60/[.E22]*[.C22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2]*[.F22]*[.G22]" office:value-type="float" office:value="25">
            <text:p>2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Itinerary</text:p>
          </table:table-cell>
          <table:table-cell office:value-type="float" office:value="1">
            <text:p>1</text:p>
          </table:table-cell>
          <table:table-cell table:formula="of:=VLOOKUP([.A23];[.$M$1:.$W$12];6;0)" office:value-type="float" office:value="1">
            <text:p>1</text:p>
          </table:table-cell>
          <table:table-cell table:formula="of:=VLOOKUP([.A23];[.$M$1:.$W$12];5;0)" office:value-type="float" office:value="48">
            <text:p>48</text:p>
          </table:table-cell>
          <table:table-cell table:style-name="ce30" table:formula="of:=60/[.E23]*[.C23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3]*[.F23]*[.G23]" office:value-type="float" office:value="25">
            <text:p>25</text:p>
          </table:table-cell>
          <table:table-cell table:number-columns-repeated="1016"/>
        </table:table-row>
        <table:table-row table:style-name="ro15">
          <table:table-cell office:value-type="string">
            <text:p>4_Delete_Ticket</text:p>
          </table:table-cell>
          <table:table-cell office:value-type="string">
            <text:p>ChooseTicketForDelete</text:p>
          </table:table-cell>
          <table:table-cell office:value-type="float" office:value="1">
            <text:p>1</text:p>
          </table:table-cell>
          <table:table-cell table:formula="of:=VLOOKUP([.A24];[.$M$1:.$W$12];6;0)" office:value-type="float" office:value="1">
            <text:p>1</text:p>
          </table:table-cell>
          <table:table-cell table:formula="of:=VLOOKUP([.A24];[.$M$1:.$W$12];5;0)" office:value-type="float" office:value="48">
            <text:p>48</text:p>
          </table:table-cell>
          <table:table-cell table:style-name="ce30" table:formula="of:=60/[.E24]*[.C24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4]*[.F24]*[.G24]" office:value-type="float" office:value="25">
            <text:p>25</text:p>
          </table:table-cell>
          <table:table-cell table:number-columns-repeated="1016"/>
        </table:table-row>
        <table:table-row table:style-name="ro9">
          <table:table-cell office:value-type="string">
            <text:p>4_Delete_Ticket</text:p>
          </table:table-cell>
          <table:table-cell office:value-type="string">
            <text:p>sign_off</text:p>
          </table:table-cell>
          <table:table-cell office:value-type="float" office:value="1">
            <text:p>1</text:p>
          </table:table-cell>
          <table:table-cell table:formula="of:=VLOOKUP([.A25];[.$M$1:.$W$12];6;0)" office:value-type="float" office:value="1">
            <text:p>1</text:p>
          </table:table-cell>
          <table:table-cell table:formula="of:=VLOOKUP([.A25];[.$M$1:.$W$12];5;0)" office:value-type="float" office:value="48">
            <text:p>48</text:p>
          </table:table-cell>
          <table:table-cell table:style-name="ce30" table:formula="of:=60/[.E25]*[.C25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5]*[.F25]*[.G25]" office:value-type="float" office:value="25">
            <text:p>25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Main_page</text:p>
          </table:table-cell>
          <table:table-cell office:value-type="float" office:value="1">
            <text:p>1</text:p>
          </table:table-cell>
          <table:table-cell table:formula="of:=VLOOKUP([.A26];[.$M$1:.$W$12];6;0)" office:value-type="float" office:value="2">
            <text:p>2</text:p>
          </table:table-cell>
          <table:table-cell table:formula="of:=VLOOKUP([.A26];[.$M$1:.$W$12];5;0)" office:value-type="float" office:value="74.5">
            <text:p>74,5</text:p>
          </table:table-cell>
          <table:table-cell table:style-name="ce30" table:formula="of:=60/[.E26]*[.C26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6]*[.F26]*[.G26]" office:value-type="float" office:value="32.2147651006711">
            <text:p>32</text:p>
          </table:table-cell>
          <table:table-cell table:number-columns-repeated="1016"/>
        </table:table-row>
        <table:table-row table:style-name="ro15">
          <table:table-cell office:value-type="string">
            <text:p>5_Sign_Up</text:p>
          </table:table-cell>
          <table:table-cell office:value-type="string">
            <text:p>filling_form</text:p>
          </table:table-cell>
          <table:table-cell office:value-type="float" office:value="1">
            <text:p>1</text:p>
          </table:table-cell>
          <table:table-cell table:formula="of:=VLOOKUP([.A27];[.$M$1:.$W$12];6;0)" office:value-type="float" office:value="2">
            <text:p>2</text:p>
          </table:table-cell>
          <table:table-cell table:formula="of:=VLOOKUP([.A27];[.$M$1:.$W$12];5;0)" office:value-type="float" office:value="74.5">
            <text:p>74,5</text:p>
          </table:table-cell>
          <table:table-cell table:style-name="ce30" table:formula="of:=60/[.E27]*[.C27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7]*[.F27]*[.G27]" office:value-type="float" office:value="32.2147651006711">
            <text:p>32</text:p>
          </table:table-cell>
          <table:table-cell table:number-columns-repeated="1016"/>
        </table:table-row>
        <table:table-row table:style-name="ro15">
          <table:table-cell office:value-type="string">
            <text:p>5_Sign_Up</text:p>
          </table:table-cell>
          <table:table-cell office:value-type="string">
            <text:p>continue_button</text:p>
          </table:table-cell>
          <table:table-cell office:value-type="float" office:value="1">
            <text:p>1</text:p>
          </table:table-cell>
          <table:table-cell table:formula="of:=VLOOKUP([.A28];[.$M$1:.$W$12];6;0)" office:value-type="float" office:value="2">
            <text:p>2</text:p>
          </table:table-cell>
          <table:table-cell table:formula="of:=VLOOKUP([.A28];[.$M$1:.$W$12];5;0)" office:value-type="float" office:value="74.5">
            <text:p>74,5</text:p>
          </table:table-cell>
          <table:table-cell table:style-name="ce30" table:formula="of:=60/[.E28]*[.C28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8]*[.F28]*[.G28]" office:value-type="float" office:value="32.2147651006711">
            <text:p>32</text:p>
          </table:table-cell>
          <table:table-cell table:number-columns-repeated="1016"/>
        </table:table-row>
        <table:table-row table:style-name="ro9">
          <table:table-cell office:value-type="string">
            <text:p>5_Sign_Up</text:p>
          </table:table-cell>
          <table:table-cell office:value-type="string">
            <text:p>sign_off</text:p>
          </table:table-cell>
          <table:table-cell office:value-type="float" office:value="1">
            <text:p>1</text:p>
          </table:table-cell>
          <table:table-cell table:formula="of:=VLOOKUP([.A29];[.$M$1:.$W$12];6;0)" office:value-type="float" office:value="2">
            <text:p>2</text:p>
          </table:table-cell>
          <table:table-cell table:formula="of:=VLOOKUP([.A29];[.$M$1:.$W$12];5;0)" office:value-type="float" office:value="74.5">
            <text:p>74,5</text:p>
          </table:table-cell>
          <table:table-cell table:style-name="ce30" table:formula="of:=60/[.E29]*[.C29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9]*[.F29]*[.G29]" office:value-type="float" office:value="32.2147651006711">
            <text:p>32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table:style-name="Default" table:number-columns-repeated="2"/>
          <table:table-cell/>
          <table:table-cell table:style-name="Default" office:value-type="string">
            <text:p>Длительность</text:p>
          </table:table-cell>
          <table:table-cell office:value-type="float" office:value="20">
            <text:p>20</text:p>
          </table:table-cell>
          <table:table-cell table:style-name="ce30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30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6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20 мин.</text:p>
          </table:table-cell>
          <table:table-cell table:style-name="ce24" office:value-type="string">
            <text:p>Расчетная интенсивность запросов / 20 мин</text:p>
          </table:table-cell>
          <table:table-cell table:style-name="ce24" office:value-type="string">
            <text:p>% Соотвествия расчетанной интенсивности статистики</text:p>
          </table:table-cell>
          <table:table-cell table:number-columns-repeated="2"/>
          <table:table-cell table:style-name="ce24" office:value-type="string">
            <text:p>Расчетная интенсивность запросов / 20 мин</text:p>
          </table:table-cell>
          <table:table-cell table:style-name="ce24" office:value-type="string">
            <text:p>Фактическая интенсивность в тесте</text:p>
          </table:table-cell>
          <table:table-cell table:style-name="ce24" office:value-type="string">
            <text:p>% Отклонение от Профиля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Main_page</text:p>
          </table:table-cell>
          <table:table-cell table:style-name="ce23" table:formula="of:=520/3" office:value-type="float" office:value="173.333333333333">
            <text:p>173,3333333333</text:p>
          </table:table-cell>
          <table:table-cell table:style-name="ce25" table:formula="of:=GETPIVOTDATA(&quot;Итого&quot;;[.$I$1];&quot;transaction rq&quot;;[.A36])" office:value-type="float" office:value="169.214765100671">
            <text:p>169</text:p>
          </table:table-cell>
          <table:table-cell table:style-name="ce28" table:formula="of:=1-[.B36]/[.C36]" office:value-type="percentage" office:value="-0.0243392958658892">
            <text:p>-2%</text:p>
          </table:table-cell>
          <table:table-cell table:number-columns-repeated="2"/>
          <table:table-cell table:style-name="ce31" table:formula="of:=[.C36]" office:value-type="float" office:value="169.214765100671">
            <text:p>169,2147651007</text:p>
          </table:table-cell>
          <table:table-cell table:style-name="ce31" office:value-type="float" office:value="167">
            <text:p>167</text:p>
          </table:table-cell>
          <table:table-cell table:style-name="ce54" table:formula="of:=1-[.G36]/[.H36]" office:value-type="percentage" office:value="-0.0132620664710847">
            <text:p>-1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flights</text:p>
          </table:table-cell>
          <table:table-cell table:style-name="ce23" table:formula="of:=282/3" office:value-type="float" office:value="94">
            <text:p>94</text:p>
          </table:table-cell>
          <table:table-cell table:style-name="ce25" table:formula="of:=GETPIVOTDATA(&quot;Итого&quot;;[.$I$1];&quot;transaction rq&quot;;[.A37])" office:value-type="float" office:value="92">
            <text:p>92</text:p>
          </table:table-cell>
          <table:table-cell table:style-name="ce28" table:formula="of:=1-[.B37]/[.C37]" office:value-type="percentage" office:value="-0.0217391304347827">
            <text:p>-2%</text:p>
          </table:table-cell>
          <table:table-cell table:number-columns-repeated="2"/>
          <table:table-cell table:style-name="ce31" table:formula="of:=[.C37]" office:value-type="float" office:value="92">
            <text:p>92</text:p>
          </table:table-cell>
          <table:table-cell table:style-name="ce31" office:value-type="float" office:value="91">
            <text:p>91</text:p>
          </table:table-cell>
          <table:table-cell table:style-name="ce54" table:formula="of:=1-[.G37]/[.H37]" office:value-type="percentage" office:value="-0.010989010989011">
            <text:p>-1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login</text:p>
          </table:table-cell>
          <table:table-cell table:style-name="ce23" table:formula="of:=422/3" office:value-type="float" office:value="140.666666666667">
            <text:p>140,6666666667</text:p>
          </table:table-cell>
          <table:table-cell table:style-name="ce25" table:formula="of:=GETPIVOTDATA(&quot;Итого&quot;;[.$I$1];&quot;transaction rq&quot;;[.A38])" office:value-type="float" office:value="137">
            <text:p>137</text:p>
          </table:table-cell>
          <table:table-cell table:style-name="ce28" table:formula="of:=1-[.B38]/[.C38]" office:value-type="percentage" office:value="-0.0267639902676398">
            <text:p>-3%</text:p>
          </table:table-cell>
          <table:table-cell table:number-columns-repeated="2"/>
          <table:table-cell table:style-name="ce31" table:formula="of:=[.C38]" office:value-type="float" office:value="137">
            <text:p>137</text:p>
          </table:table-cell>
          <table:table-cell table:style-name="ce31" office:value-type="float" office:value="135">
            <text:p>135</text:p>
          </table:table-cell>
          <table:table-cell table:style-name="ce54" table:formula="of:=1-[.G38]/[.H38]" office:value-type="percentage" office:value="-0.0148148148148148">
            <text:p>-1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choose_ticket</text:p>
          </table:table-cell>
          <table:table-cell table:style-name="ce23" table:formula="of:=282/3" office:value-type="float" office:value="94">
            <text:p>94</text:p>
          </table:table-cell>
          <table:table-cell table:style-name="ce25" table:formula="of:=GETPIVOTDATA(&quot;Итого&quot;;[.$I$1];&quot;transaction rq&quot;;[.A39])" office:value-type="float" office:value="92">
            <text:p>92</text:p>
          </table:table-cell>
          <table:table-cell table:style-name="ce29" table:formula="of:=1-[.B39]/[.C39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1" table:formula="of:=[.C39]" office:value-type="float" office:value="92">
            <text:p>92</text:p>
          </table:table-cell>
          <table:table-cell table:style-name="ce31" office:value-type="float" office:value="91">
            <text:p>91</text:p>
          </table:table-cell>
          <table:table-cell table:style-name="ce54" table:formula="of:=1-[.G39]/[.H39]" office:value-type="percentage" office:value="-0.010989010989011">
            <text:p>-1%</text:p>
          </table:table-cell>
          <table:table-cell table:number-columns-repeated="3"/>
          <table:table-cell table:style-name="ce61"/>
          <table:table-cell table:number-columns-repeated="1011"/>
        </table:table-row>
        <table:table-row table:style-name="ro17">
          <table:table-cell table:style-name="ce19" office:value-type="string">
            <text:p>payment_details</text:p>
          </table:table-cell>
          <table:table-cell table:style-name="ce23" table:formula="of:=175/3" office:value-type="float" office:value="58.3333333333333">
            <text:p>58,3333333333</text:p>
          </table:table-cell>
          <table:table-cell table:style-name="ce25" table:formula="of:=GETPIVOTDATA(&quot;Итого&quot;;[.$I$1];&quot;transaction rq&quot;;[.A40])" office:value-type="float" office:value="60">
            <text:p>60</text:p>
          </table:table-cell>
          <table:table-cell table:style-name="ce29" table:formula="of:=1-[.B40]/[.C40]" office:value-type="percentage" office:value="0.0277777777777778">
            <text:p>3%</text:p>
          </table:table-cell>
          <table:table-cell table:style-name="Excel_20_Built-in_20_Percent"/>
          <table:table-cell/>
          <table:table-cell table:style-name="ce31" table:formula="of:=[.C40]" office:value-type="float" office:value="60">
            <text:p>60</text:p>
          </table:table-cell>
          <table:table-cell table:style-name="ce31" office:value-type="float" office:value="60">
            <text:p>60</text:p>
          </table:table-cell>
          <table:table-cell table:style-name="ce54" table:formula="of:=1-[.G40]/[.H40]" office:value-type="percentage" office:value="0">
            <text:p>0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Itinerary</text:p>
          </table:table-cell>
          <table:table-cell table:style-name="ce23" table:formula="of:=280/3" office:value-type="float" office:value="93.3333333333333">
            <text:p>93,3333333333</text:p>
          </table:table-cell>
          <table:table-cell table:style-name="ce25" table:formula="of:=GETPIVOTDATA(&quot;Итого&quot;;[.$I$1];&quot;transaction rq&quot;;[.A41])" office:value-type="float" office:value="89">
            <text:p>89</text:p>
          </table:table-cell>
          <table:table-cell table:style-name="ce29" table:formula="of:=1-[.B41]/[.C41]" office:value-type="percentage" office:value="-0.0486891385767789">
            <text:p>-5%</text:p>
          </table:table-cell>
          <table:table-cell table:style-name="Excel_20_Built-in_20_Percent"/>
          <table:table-cell/>
          <table:table-cell table:style-name="ce31" table:formula="of:=[.C41]" office:value-type="float" office:value="89">
            <text:p>89</text:p>
          </table:table-cell>
          <table:table-cell table:style-name="ce31" office:value-type="float" office:value="87">
            <text:p>87</text:p>
          </table:table-cell>
          <table:table-cell table:style-name="ce54" table:formula="of:=1-[.G41]/[.H41]" office:value-type="percentage" office:value="-0.0229885057471264">
            <text:p>-2%</text:p>
          </table:table-cell>
          <table:table-cell table:number-columns-repeated="1015"/>
        </table:table-row>
        <table:table-row table:style-name="ro18">
          <table:table-cell table:style-name="ce19" office:value-type="string">
            <text:p>ChooseTicketForDelete</text:p>
          </table:table-cell>
          <table:table-cell table:style-name="ce23" table:formula="of:=73/3" office:value-type="float" office:value="24.3333333333333">
            <text:p>24,3333333333</text:p>
          </table:table-cell>
          <table:table-cell table:style-name="ce25" table:formula="of:=GETPIVOTDATA(&quot;Итого&quot;;[.$I$1];&quot;transaction rq&quot;;[.A42])" office:value-type="float" office:value="25">
            <text:p>25</text:p>
          </table:table-cell>
          <table:table-cell table:style-name="ce29" table:formula="of:=1-[.B42]/[.C42]" office:value-type="percentage" office:value="0.0266666666666667">
            <text:p>3%</text:p>
          </table:table-cell>
          <table:table-cell table:style-name="Excel_20_Built-in_20_Percent"/>
          <table:table-cell/>
          <table:table-cell table:style-name="ce31" table:formula="of:=[.C42]" office:value-type="float" office:value="25">
            <text:p>25</text:p>
          </table:table-cell>
          <table:table-cell table:style-name="ce31" office:value-type="float" office:value="25">
            <text:p>25</text:p>
          </table:table-cell>
          <table:table-cell table:style-name="ce54" table:formula="of:=1-[.G42]/[.H42]" office:value-type="percentage" office:value="0">
            <text:p>0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sign_off</text:p>
          </table:table-cell>
          <table:table-cell table:style-name="ce23" table:formula="of:=326/3" office:value-type="float" office:value="108.666666666667">
            <text:p>108,6666666667</text:p>
          </table:table-cell>
          <table:table-cell table:style-name="ce25" table:formula="of:=GETPIVOTDATA(&quot;Итого&quot;;[.$I$1];&quot;transaction rq&quot;;[.A43])" office:value-type="float" office:value="109.214765100671">
            <text:p>109</text:p>
          </table:table-cell>
          <table:table-cell table:style-name="ce29" table:formula="of:=1-[.B43]/[.C43]" office:value-type="percentage" office:value="0.00501853786435613">
            <text:p>1%</text:p>
          </table:table-cell>
          <table:table-cell table:style-name="Excel_20_Built-in_20_Percent"/>
          <table:table-cell/>
          <table:table-cell table:style-name="ce31" table:formula="of:=[.C43]" office:value-type="float" office:value="109.214765100671">
            <text:p>109,2147651007</text:p>
          </table:table-cell>
          <table:table-cell table:style-name="ce34" office:value-type="float" office:value="109">
            <text:p>109</text:p>
          </table:table-cell>
          <table:table-cell table:style-name="ce54" table:formula="of:=1-[.G43]/[.H43]" office:value-type="percentage" office:value="-0.00197032202450598">
            <text:p>0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filling_form</text:p>
          </table:table-cell>
          <table:table-cell table:style-name="ce23" table:formula="of:=97/3" office:value-type="float" office:value="32.3333333333333">
            <text:p>32,3333333333</text:p>
          </table:table-cell>
          <table:table-cell table:style-name="ce25" table:formula="of:=GETPIVOTDATA(&quot;Итого&quot;;[.$I$1];&quot;transaction rq&quot;;[.A44])" office:value-type="float" office:value="32.2147651006711">
            <text:p>32</text:p>
          </table:table-cell>
          <table:table-cell table:style-name="ce29" table:formula="of:=1-[.B44]/[.C44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1" table:formula="of:=[.C44]" office:value-type="float" office:value="32.2147651006711">
            <text:p>32,2147651007</text:p>
          </table:table-cell>
          <table:table-cell table:style-name="ce34" office:value-type="float" office:value="32">
            <text:p>32</text:p>
          </table:table-cell>
          <table:table-cell table:style-name="ce54" table:formula="of:=1-[.G44]/[.H44]" office:value-type="percentage" office:value="-0.00671140939597303">
            <text:p>-1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continue_button</text:p>
          </table:table-cell>
          <table:table-cell table:style-name="ce23" table:formula="of:=97/3" office:value-type="float" office:value="32.3333333333333">
            <text:p>32,3333333333</text:p>
          </table:table-cell>
          <table:table-cell table:style-name="ce25" table:formula="of:=GETPIVOTDATA(&quot;Итого&quot;;[.$I$1];&quot;transaction rq&quot;;[.A45])" office:value-type="float" office:value="32.2147651006711">
            <text:p>32</text:p>
          </table:table-cell>
          <table:table-cell table:style-name="ce29" table:formula="of:=1-[.B45]/[.C45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1" table:formula="of:=[.C45]" office:value-type="float" office:value="32.2147651006711">
            <text:p>32,2147651007</text:p>
          </table:table-cell>
          <table:table-cell table:style-name="ce34" office:value-type="float" office:value="32">
            <text:p>32</text:p>
          </table:table-cell>
          <table:table-cell table:style-name="ce54" table:formula="of:=1-[.G45]/[.H45]" office:value-type="percentage" office:value="-0.00671140939597303">
            <text:p>-1%</text:p>
          </table:table-cell>
          <table:table-cell table:number-columns-repeated="1015"/>
        </table:table-row>
        <table:table-row table:style-name="ro17">
          <table:table-cell table:style-name="ce19" office:value-type="string">
            <text:p>find_flight</text:p>
          </table:table-cell>
          <table:table-cell table:style-name="ce23" table:formula="of:=282/3" office:value-type="float" office:value="94">
            <text:p>94</text:p>
          </table:table-cell>
          <table:table-cell table:style-name="ce25" table:formula="of:=GETPIVOTDATA(&quot;Итого&quot;;[.$I$1];&quot;transaction rq&quot;;[.A46])" office:value-type="float" office:value="92">
            <text:p>92</text:p>
          </table:table-cell>
          <table:table-cell table:style-name="ce29" table:formula="of:=1-[.B46]/[.C46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1" table:formula="of:=[.C46]" office:value-type="float" office:value="92">
            <text:p>92</text:p>
          </table:table-cell>
          <table:table-cell table:style-name="ce34" office:value-type="float" office:value="91">
            <text:p>91</text:p>
          </table:table-cell>
          <table:table-cell table:style-name="ce54" table:formula="of:=1-[.G46]/[.H46]" office:value-type="percentage" office:value="-0.010989010989011">
            <text:p>-1%</text:p>
          </table:table-cell>
          <table:table-cell table:number-columns-repeated="1015"/>
        </table:table-row>
        <table:table-row table:style-name="ro19">
          <table:table-cell table:style-name="ce19" office:value-type="string">
            <text:p>Итого</text:p>
          </table:table-cell>
          <table:table-cell table:style-name="ce23" table:formula="of:=SUM([.B36:.B46])" office:value-type="float" office:value="945.333333333333">
            <text:p>945,3333333333</text:p>
          </table:table-cell>
          <table:table-cell table:style-name="ce26" table:formula="of:=SUM([.C35:.C46])" office:value-type="float" office:value="929.859060402685">
            <text:p>930</text:p>
          </table:table-cell>
          <table:table-cell table:style-name="ce29" table:formula="of:=1-[.B47]/[.C47]" office:value-type="percentage" office:value="-0.0166415251403236">
            <text:p>-2%</text:p>
          </table:table-cell>
          <table:table-cell table:style-name="Excel_20_Built-in_20_Percent"/>
          <table:table-cell/>
          <table:table-cell table:style-name="ce31" table:formula="of:=[.C47]" office:value-type="float" office:value="929.859060402685">
            <text:p>929,8590604027</text:p>
          </table:table-cell>
          <table:table-cell table:style-name="ce34" table:formula="of:=SUM([.H36:.H46])" office:value-type="float" office:value="920">
            <text:p>920</text:p>
          </table:table-cell>
          <table:table-cell table:style-name="ce54" table:formula="of:=1-[.G47]/[.H47]" office:value-type="percentage" office:value="-0.0107163700029178">
            <text:p>-1%</text:p>
          </table:table-cell>
          <table:table-cell table:number-columns-repeated="1015"/>
        </table:table-row>
        <table:table-row table:style-name="ro17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4"/>
          <table:table-cell table:style-name="ce62"/>
          <table:table-cell table:number-columns-repeated="1011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1016"/>
        </table:table-row>
        <table:table-row table:style-name="ro20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1 час</text:p>
          </table:table-cell>
          <table:table-cell table:style-name="ce24" office:value-type="string">
            <text:p>Расчетная интенсивность запросов / 1 час</text:p>
          </table:table-cell>
          <table:table-cell table:style-name="ce24" office:value-type="string">
            <text:p>% Соотвествия расчетанной интенсивности статистики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Main_page</text:p>
          </table:table-cell>
          <table:table-cell table:style-name="ce23" table:formula="of:=520" office:value-type="float" office:value="520">
            <text:p>520</text:p>
          </table:table-cell>
          <table:table-cell table:style-name="ce25" table:formula="of:=GETPIVOTDATA(&quot;Итого&quot;;[.$I$1];&quot;transaction rq&quot;;[.A52])" office:value-type="float" office:value="169.214765100671">
            <text:p>169</text:p>
          </table:table-cell>
          <table:table-cell table:style-name="ce28" table:formula="of:=1-[.B52]/[.C52]" office:value-type="percentage" office:value="-2.07301788759767">
            <text:p>-207%</text:p>
          </table:table-cell>
          <table:table-cell table:number-columns-repeated="2"/>
          <table:table-cell table:style-name="ce32" office:value-type="string">
            <text:p>choose_ticket</text:p>
          </table:table-cell>
          <table:table-cell table:style-name="ce32" office:value-type="string">
            <text:p>91,</text:p>
          </table:table-cell>
          <table:table-cell table:number-columns-repeated="1016"/>
        </table:table-row>
        <table:table-row table:style-name="ro17">
          <table:table-cell table:style-name="ce20" office:value-type="string">
            <text:p><text:span text:style-name="T3">flights</text:span></text:p>
          </table:table-cell>
          <table:table-cell table:style-name="ce23" table:formula="of:=282" office:value-type="float" office:value="282">
            <text:p>282</text:p>
          </table:table-cell>
          <table:table-cell table:style-name="ce25" table:formula="of:=GETPIVOTDATA(&quot;Итого&quot;;[.$I$1];&quot;transaction rq&quot;;[.A53])" office:value-type="float" office:value="92">
            <text:p>92</text:p>
          </table:table-cell>
          <table:table-cell table:style-name="ce28" table:formula="of:=1-[.B53]/[.C53]" office:value-type="percentage" office:value="-2.06521739130435">
            <text:p>-207%</text:p>
          </table:table-cell>
          <table:table-cell table:number-columns-repeated="2"/>
          <table:table-cell table:style-name="ce32" office:value-type="string">
            <text:p>ChooseTicketForDelete</text:p>
          </table:table-cell>
          <table:table-cell table:style-name="ce32" office:value-type="string">
            <text:p>25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login</text:p>
          </table:table-cell>
          <table:table-cell table:style-name="ce23" table:formula="of:=422" office:value-type="float" office:value="422">
            <text:p>422</text:p>
          </table:table-cell>
          <table:table-cell table:style-name="ce25" table:formula="of:=GETPIVOTDATA(&quot;Итого&quot;;[.$I$1];&quot;transaction rq&quot;;[.A54])" office:value-type="float" office:value="137">
            <text:p>137</text:p>
          </table:table-cell>
          <table:table-cell table:style-name="ce28" table:formula="of:=1-[.B54]/[.C54]" office:value-type="percentage" office:value="-2.08029197080292">
            <text:p>-208%</text:p>
          </table:table-cell>
          <table:table-cell table:number-columns-repeated="2"/>
          <table:table-cell table:style-name="ce32" office:value-type="string">
            <text:p>continue_button</text:p>
          </table:table-cell>
          <table:table-cell table:style-name="ce32" office:value-type="string">
            <text:p>32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choose_ticket</text:p>
          </table:table-cell>
          <table:table-cell table:style-name="ce23" table:formula="of:=282" office:value-type="float" office:value="282">
            <text:p>282</text:p>
          </table:table-cell>
          <table:table-cell table:style-name="ce25" table:formula="of:=GETPIVOTDATA(&quot;Итого&quot;;[.$I$1];&quot;transaction rq&quot;;[.A55])" office:value-type="float" office:value="92">
            <text:p>92</text:p>
          </table:table-cell>
          <table:table-cell table:style-name="ce29" table:formula="of:=1-[.B55]/[.C55]" office:value-type="percentage" office:value="-2.06521739130435">
            <text:p>-207%</text:p>
          </table:table-cell>
          <table:table-cell table:number-columns-repeated="2"/>
          <table:table-cell table:style-name="ce32" office:value-type="string">
            <text:p>filling_form</text:p>
          </table:table-cell>
          <table:table-cell table:style-name="ce32" office:value-type="string">
            <text:p>32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payment_details</text:p>
          </table:table-cell>
          <table:table-cell table:style-name="ce23" table:formula="of:=175" office:value-type="float" office:value="175">
            <text:p>175</text:p>
          </table:table-cell>
          <table:table-cell table:style-name="ce25" table:formula="of:=GETPIVOTDATA(&quot;Итого&quot;;[.$I$1];&quot;transaction rq&quot;;[.A56])" office:value-type="float" office:value="60">
            <text:p>60</text:p>
          </table:table-cell>
          <table:table-cell table:style-name="ce29" table:formula="of:=1-[.B56]/[.C56]" office:value-type="percentage" office:value="-1.91666666666667">
            <text:p>-192%</text:p>
          </table:table-cell>
          <table:table-cell table:number-columns-repeated="2"/>
          <table:table-cell table:style-name="ce32" office:value-type="string">
            <text:p>find_flight</text:p>
          </table:table-cell>
          <table:table-cell table:style-name="ce32" office:value-type="string">
            <text:p>91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Itinerary</text:p>
          </table:table-cell>
          <table:table-cell table:style-name="ce23" table:formula="of:=280" office:value-type="float" office:value="280">
            <text:p>280</text:p>
          </table:table-cell>
          <table:table-cell table:style-name="ce25" table:formula="of:=GETPIVOTDATA(&quot;Итого&quot;;[.$I$1];&quot;transaction rq&quot;;[.A57])" office:value-type="float" office:value="89">
            <text:p>89</text:p>
          </table:table-cell>
          <table:table-cell table:style-name="ce29" table:formula="of:=1-[.B57]/[.C57]" office:value-type="percentage" office:value="-2.14606741573034">
            <text:p>-215%</text:p>
          </table:table-cell>
          <table:table-cell table:number-columns-repeated="2"/>
          <table:table-cell table:style-name="ce32" office:value-type="string">
            <text:p>flights</text:p>
          </table:table-cell>
          <table:table-cell table:style-name="ce32" office:value-type="string">
            <text:p>91,</text:p>
          </table:table-cell>
          <table:table-cell table:number-columns-repeated="1016"/>
        </table:table-row>
        <table:table-row table:style-name="ro18">
          <table:table-cell table:style-name="ce19" office:value-type="string">
            <text:p>ChooseTicketForDelete</text:p>
          </table:table-cell>
          <table:table-cell table:style-name="ce23" table:formula="of:=73" office:value-type="float" office:value="73">
            <text:p>73</text:p>
          </table:table-cell>
          <table:table-cell table:style-name="ce25" table:formula="of:=GETPIVOTDATA(&quot;Итого&quot;;[.$I$1];&quot;transaction rq&quot;;[.A58])" office:value-type="float" office:value="25">
            <text:p>25</text:p>
          </table:table-cell>
          <table:table-cell table:style-name="ce29" table:formula="of:=1-[.B58]/[.C58]" office:value-type="percentage" office:value="-1.92">
            <text:p>-192%</text:p>
          </table:table-cell>
          <table:table-cell table:number-columns-repeated="2"/>
          <table:table-cell table:style-name="ce32" office:value-type="string">
            <text:p>Itinerary</text:p>
          </table:table-cell>
          <table:table-cell table:style-name="ce32" office:value-type="string">
            <text:p>87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sign_off</text:p>
          </table:table-cell>
          <table:table-cell table:style-name="ce23" table:formula="of:=326" office:value-type="float" office:value="326">
            <text:p>326</text:p>
          </table:table-cell>
          <table:table-cell table:style-name="ce25" table:formula="of:=GETPIVOTDATA(&quot;Итого&quot;;[.$I$1];&quot;transaction rq&quot;;[.A59])" office:value-type="float" office:value="109.214765100671">
            <text:p>109</text:p>
          </table:table-cell>
          <table:table-cell table:style-name="ce29" table:formula="of:=1-[.B59]/[.C59]" office:value-type="percentage" office:value="-1.98494438640693">
            <text:p>-198%</text:p>
          </table:table-cell>
          <table:table-cell table:number-columns-repeated="2"/>
          <table:table-cell table:style-name="ce32" office:value-type="string">
            <text:p>login</text:p>
          </table:table-cell>
          <table:table-cell table:style-name="ce32" office:value-type="string">
            <text:p>135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filling_form</text:p>
          </table:table-cell>
          <table:table-cell table:style-name="ce23" table:formula="of:=97" office:value-type="float" office:value="97">
            <text:p>97</text:p>
          </table:table-cell>
          <table:table-cell table:style-name="ce25" table:formula="of:=GETPIVOTDATA(&quot;Итого&quot;;[.$I$1];&quot;transaction rq&quot;;[.A60])" office:value-type="float" office:value="32.2147651006711">
            <text:p>32</text:p>
          </table:table-cell>
          <table:table-cell table:style-name="ce29" table:formula="of:=1-[.B60]/[.C60]" office:value-type="percentage" office:value="-2.01104166666667">
            <text:p>-201%</text:p>
          </table:table-cell>
          <table:table-cell table:number-columns-repeated="2"/>
          <table:table-cell table:style-name="ce32" office:value-type="string">
            <text:p>Main_page</text:p>
          </table:table-cell>
          <table:table-cell table:style-name="ce32" office:value-type="string">
            <text:p>167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continue_button</text:p>
          </table:table-cell>
          <table:table-cell table:style-name="ce23" table:formula="of:=97" office:value-type="float" office:value="97">
            <text:p>97</text:p>
          </table:table-cell>
          <table:table-cell table:style-name="ce25" table:formula="of:=GETPIVOTDATA(&quot;Итого&quot;;[.$I$1];&quot;transaction rq&quot;;[.A61])" office:value-type="float" office:value="32.2147651006711">
            <text:p>32</text:p>
          </table:table-cell>
          <table:table-cell table:style-name="ce29" table:formula="of:=1-[.B61]/[.C61]" office:value-type="percentage" office:value="-2.01104166666667">
            <text:p>-201%</text:p>
          </table:table-cell>
          <table:table-cell table:number-columns-repeated="2"/>
          <table:table-cell table:style-name="ce32" office:value-type="string">
            <text:p>payment_details</text:p>
          </table:table-cell>
          <table:table-cell table:style-name="ce32" office:value-type="string">
            <text:p>60,</text:p>
          </table:table-cell>
          <table:table-cell table:number-columns-repeated="1016"/>
        </table:table-row>
        <table:table-row table:style-name="ro17">
          <table:table-cell table:style-name="ce19" office:value-type="string">
            <text:p>find_flight</text:p>
          </table:table-cell>
          <table:table-cell table:style-name="ce23" table:formula="of:=282" office:value-type="float" office:value="282">
            <text:p>282</text:p>
          </table:table-cell>
          <table:table-cell table:style-name="ce25" table:formula="of:=GETPIVOTDATA(&quot;Итого&quot;;[.$I$1];&quot;transaction rq&quot;;[.A62])" office:value-type="float" office:value="92">
            <text:p>92</text:p>
          </table:table-cell>
          <table:table-cell table:style-name="ce29" table:formula="of:=1-[.B62]/[.C62]" office:value-type="percentage" office:value="-2.06521739130435">
            <text:p>-207%</text:p>
          </table:table-cell>
          <table:table-cell table:number-columns-repeated="2"/>
          <table:table-cell table:style-name="ce32" office:value-type="string">
            <text:p>sign_off</text:p>
          </table:table-cell>
          <table:table-cell table:style-name="ce32" office:value-type="string">
            <text:p>109,</text:p>
          </table:table-cell>
          <table:table-cell table:number-columns-repeated="1016"/>
        </table:table-row>
        <table:table-row table:style-name="ro19">
          <table:table-cell table:style-name="ce19" office:value-type="string">
            <text:p>Итого</text:p>
          </table:table-cell>
          <table:table-cell table:style-name="ce23" table:formula="of:=SUM([.B52:.B62])" office:value-type="float" office:value="2836">
            <text:p>2836</text:p>
          </table:table-cell>
          <table:table-cell table:style-name="ce26" table:formula="of:=SUM([.C51:.C62])" office:value-type="float" office:value="929.859060402685">
            <text:p>930</text:p>
          </table:table-cell>
          <table:table-cell table:style-name="ce29" table:formula="of:=1-[.B63]/[.C63]" office:value-type="percentage" office:value="-2.04992457542097">
            <text:p>-205%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Шаблоны соотвествие профилю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07" table:default-cell-style-name="Default"/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рофиль для 5 пользаков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4"/>
          <table:table-cell table:style-name="ce38" office:value-type="string">
            <text:p>Наименование операции</text:p>
          </table:table-cell>
          <table:table-cell table:style-name="ce38" office:value-type="string">
            <text:p>Наименование транзакции</text:p>
          </table:table-cell>
          <table:table-cell table:style-name="ce38" office:value-type="string">
            <text:p>По профилю</text:p>
          </table:table-cell>
          <table:table-cell table:style-name="ce38" office:value-type="string">
            <text:p>По факту</text:p>
          </table:table-cell>
          <table:table-cell table:style-name="ce38" office:value-type="string">
            <text:p>% отклонения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ход в систему</text:p>
          </table:table-cell>
          <table:table-cell table:style-name="ce43" office:value-type="string">
            <text:p>login</text:p>
          </table:table-cell>
          <table:table-cell table:style-name="ce45" office:value-type="float" office:value="368">
            <text:p>368</text:p>
          </table:table-cell>
          <table:table-cell table:style-name="ce43" table:formula="of:=121*3" office:value-type="float" office:value="363">
            <text:p>363</text:p>
          </table:table-cell>
          <table:table-cell table:style-name="ce48" table:formula="of:=1-[.G12]/[.H12]" office:value-type="percentage" office:value="-0.0137741046831956">
            <text:p>-1,38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Заполнение полей для поиска билета</text:p>
          </table:table-cell>
          <table:table-cell table:style-name="ce43" office:value-type="string">
            <text:p>fing_fligh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3]/[.H13]" office:value-type="percentage" office:value="-0.0203252032520325">
            <text:p>-2,03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Выбор рейса из найденных</text:p>
          </table:table-cell>
          <table:table-cell table:style-name="ce43" office:value-type="string">
            <text:p>select_ticke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4]/[.H14]" office:value-type="percentage" office:value="-0.0203252032520325">
            <text:p>-2,03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Оплата билета</text:p>
          </table:table-cell>
          <table:table-cell table:style-name="ce43" office:value-type="string">
            <text:p>payment_details</text:p>
          </table:table-cell>
          <table:table-cell table:style-name="ce45" office:value-type="float" office:value="175">
            <text:p>175</text:p>
          </table:table-cell>
          <table:table-cell table:style-name="ce43" table:formula="of:=56*3" office:value-type="float" office:value="168">
            <text:p>168</text:p>
          </table:table-cell>
          <table:table-cell table:style-name="ce49" table:formula="of:=1-[.G15]/[.H15]" office:value-type="percentage" office:value="-0.0416666666666667">
            <text:p>-4,17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Просмотр квитанции</text:p>
          </table:table-cell>
          <table:table-cell table:style-name="ce43" office:value-type="string">
            <text:p>Check_ticket</text:p>
          </table:table-cell>
          <table:table-cell table:style-name="ce45" office:value-type="float" office:value="159">
            <text:p>159</text:p>
          </table:table-cell>
          <table:table-cell table:style-name="ce45" table:formula="of:=56*3" office:value-type="float" office:value="168">
            <text:p>168</text:p>
          </table:table-cell>
          <table:table-cell table:style-name="ce48" table:formula="of:=1-[.G16]/[.H16]" office:value-type="percentage" office:value="0.0535714285714286">
            <text:p>5,36%</text:p>
          </table:table-cell>
          <table:table-cell table:number-columns-repeated="1015"/>
        </table:table-row>
        <table:table-row table:style-name="ro13">
          <table:table-cell table:number-columns-repeated="4"/>
          <table:table-cell table:style-name="ce39" office:value-type="string">
            <text:p>Отмена бронирования билета</text:p>
          </table:table-cell>
          <table:table-cell table:style-name="ce43" office:value-type="string">
            <text:p>Cancel_reservation</text:p>
          </table:table-cell>
          <table:table-cell table:style-name="ce45" office:value-type="float" office:value="73">
            <text:p>73</text:p>
          </table:table-cell>
          <table:table-cell table:style-name="ce43" table:formula="of:=25*3" office:value-type="float" office:value="75">
            <text:p>75</text:p>
          </table:table-cell>
          <table:table-cell table:style-name="ce48" table:formula="of:=1-[.G17]/[.H17]" office:value-type="percentage" office:value="0.0266666666666666">
            <text:p>2,67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ыход из системы</text:p>
          </table:table-cell>
          <table:table-cell table:style-name="ce43" office:value-type="string">
            <text:p>logout</text:p>
          </table:table-cell>
          <table:table-cell table:style-name="ce45" office:value-type="float" office:value="326">
            <text:p>326</text:p>
          </table:table-cell>
          <table:table-cell table:style-name="ce43" table:formula="of:=104*3" office:value-type="float" office:value="312">
            <text:p>312</text:p>
          </table:table-cell>
          <table:table-cell table:style-name="ce48" table:formula="of:=1-[.G18]/[.H18]" office:value-type="percentage" office:value="-0.0448717948717949">
            <text:p>-4,49%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table:formula="of:=721*3" office:value-type="float" office:value="2163">
            <text:p>2163</text:p>
          </table:table-cell>
          <table:table-cell table:style-name="ce50" table:formula="of:=1-[.G26]/[.H26]" office:value-type="percentage" office:value="0.149329634766528">
            <text:p>14,93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4" office:value-type="float" office:value="1392">
            <text:p>1392</text:p>
          </table:table-cell>
          <table:table-cell table:style-name="ce50" table:formula="of:=1-[.G27]/[.H27]" office:value-type="percentage" office:value="0.0984195402298851">
            <text:p>9,84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2" office:value-type="float" office:value="1386">
            <text:p>1386</text:p>
          </table:table-cell>
          <table:table-cell table:style-name="ce50" table:formula="of:=1-[.G28]/[.H28]" office:value-type="percentage" office:value="0.0945165945165946">
            <text:p>9,45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ce47" table:formula="of:=3*314" office:value-type="float" office:value="942">
            <text:p>942</text:p>
          </table:table-cell>
          <table:table-cell table:style-name="ce51" table:formula="of:=1-[.G29]/[.H29]" office:value-type="percentage" office:value="0.0711252653927813">
            <text:p>7,1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ce47" table:formula="of:=3*330" office:value-type="float" office:value="990">
            <text:p>990</text:p>
          </table:table-cell>
          <table:table-cell table:style-name="ce50" table:formula="of:=1-[.G30]/[.H30]" office:value-type="percentage" office:value="0.196969696969697">
            <text:p>19,70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ce47" table:formula="of:=3*141" office:value-type="float" office:value="423">
            <text:p>423</text:p>
          </table:table-cell>
          <table:table-cell table:style-name="ce50" table:formula="of:=1-[.G31]/[.H31]" office:value-type="percentage" office:value="0.137115839243499">
            <text:p>13,7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table:formula="of:=3*599" office:value-type="float" office:value="1797">
            <text:p>1797</text:p>
          </table:table-cell>
          <table:table-cell table:style-name="ce50" table:formula="of:=1-[.G32]/[.H32]" office:value-type="percentage" office:value="0.0929326655537006">
            <text:p>9,29%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2"/>
          <table:table-cell table:style-name="Обычный_20_3" office:value-type="string">
            <text:p>Transaction Name</text:p>
          </table:table-cell>
          <table:table-cell table:style-name="Обычный_20_3" office:value-type="string">
            <text:p>Pass</text:p>
          </table:table-cell>
          <table:table-cell table:style-name="Обычный_20_3" office:value-type="string">
            <text:p>Fail</text:p>
          </table:table-cell>
          <table:table-cell table:style-name="Обычный_20_3" office:value-type="string">
            <text:p>Stop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office:value-type="float" office:value="2109">
            <text:p>2109</text:p>
          </table:table-cell>
          <table:table-cell table:style-name="ce50" table:formula="of:=1-[.G38]/[.H38]" office:value-type="percentage" office:value="0.127548601232812">
            <text:p>12,75%</text:p>
          </table:table-cell>
          <table:table-cell table:number-columns-repeated="2"/>
          <table:table-cell table:style-name="Обычный_20_3" office:value-type="string">
            <text:p>Cancel_reservation</text:p>
          </table:table-cell>
          <table:table-cell table:style-name="Обычный_20_3" office:value-type="float" office:value="377">
            <text:p>377</text:p>
          </table:table-cell>
          <table:table-cell table:style-name="Обычный_20_3" office:value-type="float" office:value="27">
            <text:p>27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Обычный_20_3" office:value-type="float" office:value="1315">
            <text:p>1315</text:p>
          </table:table-cell>
          <table:table-cell table:style-name="ce50" table:formula="of:=1-[.G39]/[.H39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Check_ticket</text:p>
          </table:table-cell>
          <table:table-cell table:style-name="Обычный_20_3" office:value-type="float" office:value="998">
            <text:p>998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office:value-type="float" office:value="1315">
            <text:p>1315</text:p>
          </table:table-cell>
          <table:table-cell table:style-name="ce50" table:formula="of:=1-[.G40]/[.H40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fing_fligh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Обычный_20_3" office:value-type="float" office:value="924">
            <text:p>924</text:p>
          </table:table-cell>
          <table:table-cell table:style-name="ce51" table:formula="of:=1-[.G41]/[.H41]" office:value-type="percentage" office:value="0.053030303030303">
            <text:p>5,30%</text:p>
          </table:table-cell>
          <table:table-cell table:number-columns-repeated="2"/>
          <table:table-cell table:style-name="Обычный_20_3" office:value-type="string">
            <text:p>login</text:p>
          </table:table-cell>
          <table:table-cell table:style-name="Обычный_20_3" office:value-type="string">
            <text:p>1 970,</text:p>
          </table:table-cell>
          <table:table-cell table:style-name="Обычный_20_3" office:value-type="float" office:value="139">
            <text:p>139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Обычный_20_3" office:value-type="float" office:value="998">
            <text:p>998</text:p>
          </table:table-cell>
          <table:table-cell table:style-name="ce50" table:formula="of:=1-[.G42]/[.H42]" office:value-type="percentage" office:value="0.203406813627255">
            <text:p>20,34%</text:p>
          </table:table-cell>
          <table:table-cell table:number-columns-repeated="2"/>
          <table:table-cell table:style-name="Обычный_20_3" office:value-type="string">
            <text:p>logout</text:p>
          </table:table-cell>
          <table:table-cell table:style-name="Обычный_20_3" office:value-type="string">
            <text:p>1 675,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Обычный_20_3" office:value-type="float" office:value="404">
            <text:p>404</text:p>
          </table:table-cell>
          <table:table-cell table:style-name="ce50" table:formula="of:=1-[.G43]/[.H43]" office:value-type="percentage" office:value="0.0965346534653465">
            <text:p>9,65%</text:p>
          </table:table-cell>
          <table:table-cell table:number-columns-repeated="2"/>
          <table:table-cell table:style-name="Обычный_20_3" office:value-type="string">
            <text:p>payment_details</text:p>
          </table:table-cell>
          <table:table-cell table:style-name="Обычный_20_3" office:value-type="float" office:value="924">
            <text:p>924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office:value-type="float" office:value="1675">
            <text:p>1675</text:p>
          </table:table-cell>
          <table:table-cell table:style-name="ce50" table:formula="of:=1-[.G44]/[.H44]" office:value-type="percentage" office:value="0.0268656716417911">
            <text:p>2,69%</text:p>
          </table:table-cell>
          <table:table-cell table:number-columns-repeated="2"/>
          <table:table-cell table:style-name="Обычный_20_3" office:value-type="string">
            <text:p>select_ticke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</table:table>
      <table:data-pilot-tables>
        <table:data-pilot-table table:name="Сводная таблица2" table:application-data="" table:target-range-address="'Автоматизированный расчет'.I1:'Автоматизированный расчет'.J16" table:buttons="'Автоматизированный расчет'.I1" table:ignore-empty-rows="true" table:show-filter-button="false">
          <table:source-cell-range table:cell-range-address="'Автоматизированный расчет'.A1:'Автоматизированный расчет'.H36"/>
          <table:data-pilot-field table:source-field-name="transaction r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hooseTicket" table:display="true" table:show-details="true"/>
                <table:data-pilot-member table:name="ChooseTicket_rnd" table:display="true" table:show-details="true"/>
                <table:data-pilot-member table:name="ChooseTicketForDelete" table:display="true" table:show-details="true"/>
                <table:data-pilot-member table:name="ContinueButton" table:display="true" table:show-details="true"/>
                <table:data-pilot-member table:name="FillingForm" table:display="true" table:show-details="true"/>
                <table:data-pilot-member table:name="FindFlight" table:display="true" table:show-details="true"/>
                <table:data-pilot-member table:name="FindFlight_rnd" table:display="true" table:show-details="true"/>
                <table:data-pilot-member table:name="Flights" table:display="true" table:show-details="true"/>
                <table:data-pilot-member table:name="Itinerary" table:display="true" table:show-details="true"/>
                <table:data-pilot-member table:name="Login" table:display="true" table:show-details="true"/>
                <table:data-pilot-member table:name="Main Page" table:display="true" table:show-details="true"/>
                <table:data-pilot-member table:name="MainPage" table:display="true" table:show-details="true"/>
                <table:data-pilot-member table:name="PaymentDetails" table:display="true" table:show-details="true"/>
                <table:data-pilot-member table:name="SignOf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Итого" table:orientation="data" table:used-hierarchy="0" table:function="sum">
            <table:data-pilot-level table:show-empty="false">
              <table:data-pilot-members>
                <table:data-pilot-member table:name="39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33" table:display="true" table:show-details="true"/>
                <table:data-pilot-member table:name="25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  <number:text> ?</number:text>
    </number:number-style>
    <number:number-style style:name="N110">
      <number:text>-</number:text>
      <number:number number:decimal-places="0" number:min-integer-digits="1" number:grouping="true"/>
      <number:text> ?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?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?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?</number:text>
    </number:number-style>
    <number:number-style style:name="N112">
      <number:text>-</number:text>
      <number:number number:decimal-places="2" number:min-integer-digits="1" number:grouping="true"/>
      <number:text> ?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?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?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0" number:min-integer-digits="1" number:grouping="true"/>
      <number:text> ? </number:text>
    </number:number-style>
    <number:number-style style:name="N119P1" style:volatile="true">
      <number:text>-</number:text>
      <number:number number:decimal-places="0" number:min-integer-digits="1" number:grouping="true"/>
      <number:text> ? </number:text>
    </number:number-style>
    <number:number-style style:name="N119P2" style:volatile="true">
      <number:text> - ?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? </number:text>
    </number:number-style>
    <number:number-style style:name="N121P1" style:volatile="true">
      <number:text>-</number:text>
      <number:number number:decimal-places="2" number:min-integer-digits="1" number:grouping="true"/>
      <number:text> ? </number:text>
    </number:number-style>
    <number:number-style style:name="N121P2" style:volatile="true">
      <number:text> -</number:text>
      <number:number number:decimal-places="0" number:min-integer-digits="0"/>
      <number:text> ?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Percent" style:display-name="Excel Built-in Percent" style:family="table-cell" style:parent-style-name="Default" style:data-style-name="N8010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23:40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втоматизированный_20_расчет" style:display-name="PageStyle_Автоматизированный рас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ы_20_соотвествие_20_профилю" style:display-name="PageStyle_Шаблоны соотвествие профилю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23:40:29.95</dc:date>
    <meta:generator>OpenOffice/4.1.3$Win32 OpenOffice.org_project/413m1$Build-9783</meta:generator>
    <meta:editing-duration>PT6H41M20S</meta:editing-duration>
    <meta:editing-cycles>13</meta:editing-cycles>
    <meta:document-statistic meta:table-count="2" meta:cell-count="647" meta:object-count="0"/>
  </office:meta>
</office:document-meta>
</file>